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T1" style:family="text">
      <style:text-properties fo:language="sh" fo:country="YU" style:language-asian="ko" style:country-asian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fo:language="sr" fo:country="YU" style:language-asian="ko" style:country-asian="KR"/>
    </style:style>
    <style:style style:name="T4" style:family="text">
      <style:text-properties fo:language="gl" fo:country="ES" style:language-asian="ko" style:country-asian="KR"/>
    </style:style>
    <style:style style:name="T5" style:family="text">
      <style:text-properties fo:language="gd" fo:country="GB" style:language-asian="ko" style:country-asian="KR"/>
    </style:style>
    <style:style style:name="T6" style:family="text">
      <style:text-properties fo:language="ia" fo:country="none" style:language-asian="ko" style:country-asian="KR"/>
    </style:style>
    <style:style style:name="T7" style:family="text">
      <style:text-properties fo:language="ka" fo:country="GE" style:language-asian="ko" style:country-asian="KR"/>
    </style:style>
    <style:style style:name="T8" style:family="text">
      <style:text-properties fo:language="el" fo:country="GR" style:language-asian="ko" style:country-asian="KR"/>
    </style:style>
    <style:style style:name="T9" style:family="text">
      <style:text-properties fo:language="st" fo:country="ZA" style:language-asian="ko" style:country-asian="KR"/>
    </style:style>
    <style:style style:name="T10" style:family="text">
      <style:text-properties fo:language="nl" fo:country="NL" style:language-asian="ko" style:country-asian="KR"/>
    </style:style>
    <style:style style:name="T11" style:family="text">
      <style:text-properties fo:language="nl" fo:country="BE" style:language-asian="ko" style:country-asian="KR"/>
    </style:style>
    <style:style style:name="T12" style:family="text">
      <style:text-properties fo:language="nn" fo:country="NO" style:language-asian="ko" style:country-asian="KR"/>
    </style:style>
    <style:style style:name="T13" style:family="text">
      <style:text-properties fo:language="nb" fo:country="NO" style:language-asian="ko" style:country-asian="KR"/>
    </style:style>
    <style:style style:name="T14" style:family="text">
      <style:text-properties fo:language="da" fo:country="DK" style:language-asian="ko" style:country-asian="KR"/>
    </style:style>
    <style:style style:name="T15" style:family="text">
      <style:text-properties fo:language="de" fo:country="DE" style:language-asian="ko" style:country-asian="KR"/>
    </style:style>
    <style:style style:name="T16" style:family="text">
      <style:text-properties fo:language="de" fo:country="LU" style:language-asian="ko" style:country-asian="KR"/>
    </style:style>
    <style:style style:name="T17" style:family="text">
      <style:text-properties fo:language="de" fo:country="LI" style:language-asian="ko" style:country-asian="KR"/>
    </style:style>
    <style:style style:name="T18" style:family="text">
      <style:text-properties fo:language="de" fo:country="CH" style:language-asian="ko" style:country-asian="KR"/>
    </style:style>
    <style:style style:name="T19" style:family="text">
      <style:text-properties fo:language="de" fo:country="AT" style:language-asian="ko" style:country-asian="KR"/>
    </style:style>
    <style:style style:name="T20" style:family="text">
      <style:text-properties fo:language="dv" fo:country="MV" style:language-asian="ko" style:country-asian="KR"/>
    </style:style>
    <style:style style:name="T21" style:family="text">
      <style:text-properties fo:language="lv" fo:country="LV" style:language-asian="ko" style:country-asian="KR"/>
    </style:style>
    <style:style style:name="T22" style:family="text">
      <style:text-properties fo:language="la" fo:country="VA" style:language-asian="ko" style:country-asian="KR"/>
    </style:style>
    <style:style style:name="T23" style:family="text">
      <style:text-properties fo:language="ru" fo:country="RU" style:language-asian="ko" style:country-asian="KR"/>
    </style:style>
    <style:style style:name="T24" style:family="text">
      <style:text-properties fo:language="rm" fo:country="none" style:language-asian="ko" style:country-asian="KR"/>
    </style:style>
    <style:style style:name="T25" style:family="text">
      <style:text-properties fo:language="ro" fo:country="RO" style:language-asian="ko" style:country-asian="KR"/>
    </style:style>
    <style:style style:name="T26" style:family="text">
      <style:text-properties fo:language="lb" fo:country="LU" style:language-asian="ko" style:country-asian="KR"/>
    </style:style>
    <style:style style:name="T27" style:family="text">
      <style:text-properties fo:language="lt" fo:country="LT" style:language-asian="ko" style:country-asian="KR"/>
    </style:style>
    <style:style style:name="T28" style:family="text">
      <style:text-properties fo:language="mi" fo:country="NZ" style:language-asian="ko" style:country-asian="KR"/>
    </style:style>
    <style:style style:name="T29" style:family="text">
      <style:text-properties fo:language="mk" fo:country="MK" style:language-asian="ko" style:country-asian="KR"/>
    </style:style>
    <style:style style:name="T30" style:family="text">
      <style:text-properties fo:language="ms" fo:country="MY" style:language-asian="ko" style:country-asian="KR"/>
    </style:style>
    <style:style style:name="T31" style:family="text">
      <style:text-properties fo:language="ms" fo:country="BN" style:language-asian="ko" style:country-asian="KR"/>
    </style:style>
    <style:style style:name="T32" style:family="text">
      <style:text-properties fo:language="mn" fo:country="MN" style:language-asian="ko" style:country-asian="KR"/>
    </style:style>
    <style:style style:name="T33" style:family="text">
      <style:text-properties fo:language="mos" fo:country="BF" style:language-asian="ko" style:country-asian="KR"/>
    </style:style>
    <style:style style:name="T34" style:family="text">
      <style:text-properties fo:language="eu" fo:country="none" style:language-asian="ko" style:country-asian="KR"/>
    </style:style>
    <style:style style:name="T35" style:family="text">
      <style:text-properties fo:language="bm" fo:country="ML" style:language-asian="ko" style:country-asian="KR"/>
    </style:style>
    <style:style style:name="T36" style:family="text">
      <style:text-properties fo:language="ve" fo:country="ZA" style:language-asian="ko" style:country-asian="KR"/>
    </style:style>
    <style:style style:name="T37" style:family="text">
      <style:text-properties fo:language="be" fo:country="BY" style:language-asian="ko" style:country-asian="KR"/>
    </style:style>
    <style:style style:name="T38" style:family="text">
      <style:text-properties fo:language="bs" fo:country="BA" style:language-asian="ko" style:country-asian="KR"/>
    </style:style>
    <style:style style:name="T39" style:family="text">
      <style:text-properties fo:language="br" fo:country="FR" style:language-asian="ko" style:country-asian="KR"/>
    </style:style>
    <style:style style:name="T40" style:family="text">
      <style:text-properties fo:language="nso" fo:country="ZA" style:language-asian="ko" style:country-asian="KR"/>
    </style:style>
    <style:style style:name="T41" style:family="text">
      <style:text-properties fo:language="bg" fo:country="BG" style:language-asian="ko" style:country-asian="KR"/>
    </style:style>
    <style:style style:name="T42" style:family="text">
      <style:text-properties fo:language="sc" fo:country="IT" style:language-asian="ko" style:country-asian="KR"/>
    </style:style>
    <style:style style:name="T43" style:family="text">
      <style:text-properties fo:language="ss" fo:country="ZA" style:language-asian="ko" style:country-asian="KR"/>
    </style:style>
    <style:style style:name="T44" style:family="text">
      <style:text-properties fo:language="sw" fo:country="KE" style:language-asian="ko" style:country-asian="KR"/>
    </style:style>
    <style:style style:name="T45" style:family="text">
      <style:text-properties fo:language="sw" fo:country="TZ" style:language-asian="ko" style:country-asian="KR"/>
    </style:style>
    <style:style style:name="T46" style:family="text">
      <style:text-properties fo:language="sv" fo:country="SE" style:language-asian="ko" style:country-asian="KR"/>
    </style:style>
    <style:style style:name="T47" style:family="text">
      <style:text-properties fo:language="sv" fo:country="FI" style:language-asian="ko" style:country-asian="KR"/>
    </style:style>
    <style:style style:name="T48" style:family="text">
      <style:text-properties fo:language="es" fo:country="GT" style:language-asian="ko" style:country-asian="KR"/>
    </style:style>
    <style:style style:name="T49" style:family="text">
      <style:text-properties fo:language="es" fo:country="NI" style:language-asian="ko" style:country-asian="KR"/>
    </style:style>
    <style:style style:name="T50" style:family="text">
      <style:text-properties fo:language="es" fo:country="DO" style:language-asian="ko" style:country-asian="KR"/>
    </style:style>
    <style:style style:name="T51" style:family="text">
      <style:text-properties fo:language="es" fo:country="MX" style:language-asian="ko" style:country-asian="KR"/>
    </style:style>
    <style:style style:name="T52" style:family="text">
      <style:text-properties fo:language="es" fo:country="VE" style:language-asian="ko" style:country-asian="KR"/>
    </style:style>
    <style:style style:name="T53" style:family="text">
      <style:text-properties fo:language="es" fo:country="BO" style:language-asian="ko" style:country-asian="KR"/>
    </style:style>
    <style:style style:name="T54" style:family="text">
      <style:text-properties fo:language="es" fo:country="ES" style:language-asian="ko" style:country-asian="KR"/>
    </style:style>
    <style:style style:name="T55" style:family="text">
      <style:text-properties fo:language="es" fo:country="AR" style:language-asian="ko" style:country-asian="KR"/>
    </style:style>
    <style:style style:name="T56" style:family="text">
      <style:text-properties fo:language="es" fo:country="EC" style:language-asian="ko" style:country-asian="KR"/>
    </style:style>
    <style:style style:name="T57" style:family="text">
      <style:text-properties fo:language="es" fo:country="SV" style:language-asian="ko" style:country-asian="KR"/>
    </style:style>
    <style:style style:name="T58" style:family="text">
      <style:text-properties fo:language="es" fo:country="HN" style:language-asian="ko" style:country-asian="KR"/>
    </style:style>
    <style:style style:name="T59" style:family="text">
      <style:text-properties fo:language="es" fo:country="UY" style:language-asian="ko" style:country-asian="KR"/>
    </style:style>
    <style:style style:name="T60" style:family="text">
      <style:text-properties fo:language="es" fo:country="CL" style:language-asian="ko" style:country-asian="KR"/>
    </style:style>
    <style:style style:name="T61" style:family="text">
      <style:text-properties fo:language="es" fo:country="CR" style:language-asian="ko" style:country-asian="KR"/>
    </style:style>
    <style:style style:name="T62" style:family="text">
      <style:text-properties fo:language="es" fo:country="CO" style:language-asian="ko" style:country-asian="KR"/>
    </style:style>
    <style:style style:name="T63" style:family="text">
      <style:text-properties fo:language="es" fo:country="PA" style:language-asian="ko" style:country-asian="KR"/>
    </style:style>
    <style:style style:name="T64" style:family="text">
      <style:text-properties fo:language="es" fo:country="PY" style:language-asian="ko" style:country-asian="KR"/>
    </style:style>
    <style:style style:name="T65" style:family="text">
      <style:text-properties fo:language="es" fo:country="PE" style:language-asian="ko" style:country-asian="KR"/>
    </style:style>
    <style:style style:name="T66" style:family="text">
      <style:text-properties fo:language="es" fo:country="PR" style:language-asian="ko" style:country-asian="KR"/>
    </style:style>
    <style:style style:name="T67" style:family="text">
      <style:text-properties fo:language="sk" fo:country="SK" style:language-asian="ko" style:country-asian="KR"/>
    </style:style>
    <style:style style:name="T68" style:family="text">
      <style:text-properties fo:language="sl" fo:country="SI" style:language-asian="ko" style:country-asian="KR"/>
    </style:style>
    <style:style style:name="T69" style:family="text">
      <style:text-properties fo:language="hy" fo:country="AM" style:language-asian="ko" style:country-asian="KR"/>
    </style:style>
    <style:style style:name="T70" style:family="text">
      <style:text-properties fo:language="is" fo:country="IS" style:language-asian="ko" style:country-asian="KR"/>
    </style:style>
    <style:style style:name="T71" style:family="text">
      <style:text-properties fo:language="ga" fo:country="IE" style:language-asian="ko" style:country-asian="KR"/>
    </style:style>
    <style:style style:name="T72" style:family="text">
      <style:text-properties fo:language="az" fo:country="AZ" style:language-asian="ko" style:country-asian="KR"/>
    </style:style>
    <style:style style:name="T73" style:family="text">
      <style:text-properties fo:language="az" fo:country="cyrillic" style:language-asian="ko" style:country-asian="KR"/>
    </style:style>
    <style:style style:name="T74" style:family="text">
      <style:text-properties fo:language="ak" fo:country="GH" style:language-asian="ko" style:country-asian="KR"/>
    </style:style>
    <style:style style:name="T75" style:family="text">
      <style:text-properties fo:language="af" fo:country="ZA" style:language-asian="ko" style:country-asian="KR"/>
    </style:style>
    <style:style style:name="T76" style:family="text">
      <style:text-properties fo:language="sq" fo:country="AL" style:language-asian="ko" style:country-asian="KR"/>
    </style:style>
    <style:style style:name="T77" style:family="text">
      <style:text-properties fo:language="et" fo:country="EE" style:language-asian="ko" style:country-asian="KR"/>
    </style:style>
    <style:style style:name="T78" style:family="text">
      <style:text-properties fo:language="eo" fo:country="none" style:language-asian="ko" style:country-asian="KR"/>
    </style:style>
    <style:style style:name="T79" style:family="text">
      <style:text-properties fo:language="en" fo:country="ZA" style:language-asian="ko" style:country-asian="KR"/>
    </style:style>
    <style:style style:name="T80" style:family="text">
      <style:text-properties fo:language="en" fo:country="NZ" style:language-asian="ko" style:country-asian="KR"/>
    </style:style>
    <style:style style:name="T81" style:family="text">
      <style:text-properties fo:language="en" fo:country="US" style:language-asian="ko" style:country-asian="KR"/>
    </style:style>
    <style:style style:name="T82" style:family="text">
      <style:text-properties fo:language="en" fo:country="BZ" style:language-asian="ko" style:country-asian="KR"/>
    </style:style>
    <style:style style:name="T83" style:family="text">
      <style:text-properties fo:language="en" fo:country="IE" style:language-asian="ko" style:country-asian="KR"/>
    </style:style>
    <style:style style:name="T84" style:family="text">
      <style:text-properties fo:language="en" fo:country="GB" style:language-asian="ko" style:country-asian="KR"/>
    </style:style>
    <style:style style:name="T85" style:family="text">
      <style:text-properties fo:language="en" fo:country="AU" style:language-asian="ko" style:country-asian="KR"/>
    </style:style>
    <style:style style:name="T86" style:family="text">
      <style:text-properties fo:language="en" fo:country="IN" style:language-asian="ko" style:country-asian="KR"/>
    </style:style>
    <style:style style:name="T87" style:family="text">
      <style:text-properties fo:language="en" fo:country="JM" style:language-asian="ko" style:country-asian="KR"/>
    </style:style>
    <style:style style:name="T88" style:family="text">
      <style:text-properties fo:language="en" fo:country="ZW" style:language-asian="ko" style:country-asian="KR"/>
    </style:style>
    <style:style style:name="T89" style:family="text">
      <style:text-properties fo:language="en" fo:country="BS" style:language-asian="ko" style:country-asian="KR"/>
    </style:style>
    <style:style style:name="T90" style:family="text">
      <style:text-properties fo:language="en" fo:country="CA" style:language-asian="ko" style:country-asian="KR"/>
    </style:style>
    <style:style style:name="T91" style:family="text">
      <style:text-properties fo:language="en" fo:country="TT" style:language-asian="ko" style:country-asian="KR"/>
    </style:style>
    <style:style style:name="T92" style:family="text">
      <style:text-properties fo:language="en" fo:country="PH" style:language-asian="ko" style:country-asian="KR"/>
    </style:style>
    <style:style style:name="T93" style:family="text">
      <style:text-properties fo:language="oc" fo:country="FR" style:language-asian="ko" style:country-asian="KR"/>
    </style:style>
    <style:style style:name="T94" style:family="text">
      <style:text-properties fo:language="uz" fo:country="UZ" style:language-asian="ko" style:country-asian="KR"/>
    </style:style>
    <style:style style:name="T95" style:family="text">
      <style:text-properties fo:language="zxx" fo:country="none" style:language-asian="ko" style:country-asian="KR"/>
    </style:style>
    <style:style style:name="T96" style:family="text">
      <style:text-properties fo:language="uk" fo:country="UA" style:language-asian="ko" style:country-asian="KR"/>
    </style:style>
    <style:style style:name="T97" style:family="text">
      <style:text-properties fo:language="cy" fo:country="GB" style:language-asian="ko" style:country-asian="KR"/>
    </style:style>
    <style:style style:name="T98" style:family="text">
      <style:text-properties fo:language="nr" fo:country="ZA" style:language-asian="ko" style:country-asian="KR"/>
    </style:style>
    <style:style style:name="T99" style:family="text">
      <style:text-properties fo:language="it" fo:country="CH" style:language-asian="ko" style:country-asian="KR"/>
    </style:style>
    <style:style style:name="T100" style:family="text">
      <style:text-properties fo:language="it" fo:country="IT" style:language-asian="ko" style:country-asian="KR"/>
    </style:style>
    <style:style style:name="T101" style:family="text">
      <style:text-properties fo:language="id" fo:country="ID" style:language-asian="ko" style:country-asian="KR"/>
    </style:style>
    <style:style style:name="T102" style:family="text">
      <style:text-properties fo:language="zu" fo:country="ZA" style:language-asian="ko" style:country-asian="KR"/>
    </style:style>
    <style:style style:name="T103" style:family="text">
      <style:text-properties fo:language="cs" fo:country="CZ" style:language-asian="ko" style:country-asian="KR"/>
    </style:style>
    <style:style style:name="T104" style:family="text">
      <style:text-properties fo:language="kk" fo:country="KZ" style:language-asian="ko" style:country-asian="KR"/>
    </style:style>
    <style:style style:name="T105" style:family="text">
      <style:text-properties fo:language="ca" fo:country="ES" style:language-asian="ko" style:country-asian="KR"/>
    </style:style>
    <style:style style:name="T106" style:family="text">
      <style:text-properties fo:language="kl" fo:country="GL" style:language-asian="ko" style:country-asian="KR"/>
    </style:style>
    <style:style style:name="T107" style:family="text">
      <style:text-properties fo:language="xh" fo:country="ZA" style:language-asian="ko" style:country-asian="KR"/>
    </style:style>
    <style:style style:name="T108" style:family="text">
      <style:text-properties fo:language="kok" fo:country="IN" style:language-asian="ko" style:country-asian="KR"/>
    </style:style>
    <style:style style:name="T109" style:family="text">
      <style:text-properties fo:language="ku" fo:country="SY" style:language-asian="ko" style:country-asian="KR"/>
    </style:style>
    <style:style style:name="T110" style:family="text">
      <style:text-properties fo:language="ku" fo:country="TR" style:language-asian="ko" style:country-asian="KR"/>
    </style:style>
    <style:style style:name="T111" style:family="text">
      <style:text-properties fo:language="hr" fo:country="HR" style:language-asian="ko" style:country-asian="KR"/>
    </style:style>
    <style:style style:name="T112" style:family="text">
      <style:text-properties fo:language="rw" fo:country="RW" style:language-asian="ko" style:country-asian="KR"/>
    </style:style>
    <style:style style:name="T113" style:family="text">
      <style:text-properties fo:language="tt" fo:country="RU" style:language-asian="ko" style:country-asian="KR"/>
    </style:style>
    <style:style style:name="T114" style:family="text">
      <style:text-properties fo:language="tr" fo:country="TR" style:language-asian="ko" style:country-asian="KR"/>
    </style:style>
    <style:style style:name="T115" style:family="text">
      <style:text-properties fo:language="ts" fo:country="ZA" style:language-asian="ko" style:country-asian="KR"/>
    </style:style>
    <style:style style:name="T116" style:family="text">
      <style:text-properties fo:language="tn" fo:country="ZA" style:language-asian="ko" style:country-asian="KR"/>
    </style:style>
    <style:style style:name="T117" style:family="text">
      <style:text-properties fo:language="tn" fo:country="BW" style:language-asian="ko" style:country-asian="KR"/>
    </style:style>
    <style:style style:name="T118" style:family="text">
      <style:text-properties fo:language="fo" fo:country="FO" style:language-asian="ko" style:country-asian="KR"/>
    </style:style>
    <style:style style:name="T119" style:family="text">
      <style:text-properties fo:language="pt" fo:country="BR" style:language-asian="ko" style:country-asian="KR"/>
    </style:style>
    <style:style style:name="T120" style:family="text">
      <style:text-properties fo:language="pt" fo:country="PT" style:language-asian="ko" style:country-asian="KR"/>
    </style:style>
    <style:style style:name="T121" style:family="text">
      <style:text-properties fo:language="pl" fo:country="PL" style:language-asian="ko" style:country-asian="KR"/>
    </style:style>
    <style:style style:name="T122" style:family="text">
      <style:text-properties fo:language="fr" fo:country="LU" style:language-asian="ko" style:country-asian="KR"/>
    </style:style>
    <style:style style:name="T123" style:family="text">
      <style:text-properties fo:language="fr" fo:country="MC" style:language-asian="ko" style:country-asian="KR"/>
    </style:style>
    <style:style style:name="T124" style:family="text">
      <style:text-properties fo:language="fr" fo:country="BE" style:language-asian="ko" style:country-asian="KR"/>
    </style:style>
    <style:style style:name="T125" style:family="text">
      <style:text-properties fo:language="fr" fo:country="CH" style:language-asian="ko" style:country-asian="KR"/>
    </style:style>
    <style:style style:name="T126" style:family="text">
      <style:text-properties fo:language="fr" fo:country="CA" style:language-asian="ko" style:country-asian="KR"/>
    </style:style>
    <style:style style:name="T127" style:family="text">
      <style:text-properties fo:language="fr" fo:country="FR" style:language-asian="ko" style:country-asian="KR"/>
    </style:style>
    <style:style style:name="T128" style:family="text">
      <style:text-properties fo:language="fur" fo:country="IT" style:language-asian="ko" style:country-asian="KR"/>
    </style:style>
    <style:style style:name="T129" style:family="text">
      <style:text-properties fo:language="fy" fo:country="NL" style:language-asian="ko" style:country-asian="KR"/>
    </style:style>
    <style:style style:name="T130" style:family="text">
      <style:text-properties fo:language="fi" fo:country="FI" style:language-asian="ko" style:country-asian="KR"/>
    </style:style>
    <style:style style:name="T131" style:family="text">
      <style:text-properties fo:language="hu" fo:country="HU" style:language-asian="ko" style:country-asian="KR"/>
    </style:style>
    <style:style style:name="T132" style:family="text">
      <style:text-properties fo:language="sh" fo:country="YU" style:language-asian="ja" style:country-asian="JP"/>
    </style:style>
    <style:style style:name="T133" style:family="text">
      <style:text-properties fo:language="sh" fo:country="YU" style:language-asian="zh" style:country-asian="CN"/>
    </style:style>
    <style:style style:name="T134" style:family="text">
      <style:text-properties fo:language="sh" fo:country="YU" style:language-asian="zh" style:country-asian="MO"/>
    </style:style>
    <style:style style:name="T135" style:family="text">
      <style:text-properties fo:language="sh" fo:country="YU" style:language-asian="zh" style:country-asian="TW"/>
    </style:style>
    <style:style style:name="T136" style:family="text">
      <style:text-properties fo:language="sh" fo:country="YU" style:language-asian="zh" style:country-asian="SG"/>
    </style:style>
    <style:style style:name="T137" style:family="text">
      <style:text-properties fo:language="sh" fo:country="YU" style:language-asian="zh" style:country-asian="HK"/>
    </style:style>
    <style:style style:name="T138" style:family="text">
      <style:text-properties fo:language="sh" fo:country="YU" style:language-asian="ko" style:country-asian="KR" style:language-complex="ar" style:country-complex="SA"/>
    </style:style>
    <style:style style:name="T139" style:family="text">
      <style:text-properties fo:language="sh" fo:country="YU" style:language-asian="ko" style:country-asian="KR" style:language-complex="gu" style:country-complex="IN"/>
    </style:style>
    <style:style style:name="T140" style:family="text">
      <style:text-properties fo:language="sh" fo:country="YU" style:language-asian="ko" style:country-asian="KR" style:language-complex="ne" style:country-complex="NP"/>
    </style:style>
    <style:style style:name="T141" style:family="text">
      <style:text-properties fo:language="sh" fo:country="YU" style:language-asian="ko" style:country-asian="KR" style:language-complex="ne" style:country-complex="IN"/>
    </style:style>
    <style:style style:name="T142" style:family="text">
      <style:text-properties fo:language="sh" fo:country="YU" style:language-asian="ko" style:country-asian="KR" style:language-complex="lo" style:country-complex="LA"/>
    </style:style>
    <style:style style:name="T143" style:family="text">
      <style:text-properties fo:language="sh" fo:country="YU" style:language-asian="ko" style:country-asian="KR" style:language-complex="mni" style:country-complex="IN"/>
    </style:style>
    <style:style style:name="T144" style:family="text">
      <style:text-properties fo:language="sh" fo:country="YU" style:language-asian="ko" style:country-asian="KR" style:language-complex="mr" style:country-complex="IN"/>
    </style:style>
    <style:style style:name="T145" style:family="text">
      <style:text-properties fo:language="sh" fo:country="YU" style:language-asian="ko" style:country-asian="KR" style:language-complex="ml" style:country-complex="IN"/>
    </style:style>
    <style:style style:name="T146" style:family="text">
      <style:text-properties fo:language="sh" fo:country="YU" style:language-asian="ko" style:country-asian="KR" style:language-complex="vi" style:country-complex="VN"/>
    </style:style>
    <style:style style:name="T147" style:family="text">
      <style:text-properties fo:language="sh" fo:country="YU" style:language-asian="ko" style:country-asian="KR" style:language-complex="bn" style:country-complex="BD"/>
    </style:style>
    <style:style style:name="T148" style:family="text">
      <style:text-properties fo:language="sh" fo:country="YU" style:language-asian="ko" style:country-asian="KR" style:language-complex="bn" style:country-complex="IN"/>
    </style:style>
    <style:style style:name="T149" style:family="text">
      <style:text-properties fo:language="sh" fo:country="YU" style:language-asian="ko" style:country-asian="KR" style:language-complex="sa" style:country-complex="IN"/>
    </style:style>
    <style:style style:name="T150" style:family="text">
      <style:text-properties fo:language="sh" fo:country="YU" style:language-asian="ko" style:country-asian="KR" style:language-complex="sd" style:country-complex="IN"/>
    </style:style>
    <style:style style:name="T151" style:family="text">
      <style:text-properties fo:language="sh" fo:country="YU" style:language-asian="ko" style:country-asian="KR" style:language-complex="si" style:country-complex="LK"/>
    </style:style>
    <style:style style:name="T152" style:family="text">
      <style:text-properties fo:language="sh" fo:country="YU" style:language-asian="ko" style:country-asian="KR" style:language-complex="ar" style:country-complex="LB"/>
    </style:style>
    <style:style style:name="T153" style:family="text">
      <style:text-properties fo:language="sh" fo:country="YU" style:language-asian="ko" style:country-asian="KR" style:language-complex="ar" style:country-complex="LY"/>
    </style:style>
    <style:style style:name="T154" style:family="text">
      <style:text-properties fo:language="sh" fo:country="YU" style:language-asian="ko" style:country-asian="KR" style:language-complex="ar" style:country-complex="MA"/>
    </style:style>
    <style:style style:name="T155" style:family="text">
      <style:text-properties fo:language="sh" fo:country="YU" style:language-asian="ko" style:country-asian="KR" style:language-complex="ar" style:country-complex="BH"/>
    </style:style>
    <style:style style:name="T156" style:family="text">
      <style:text-properties fo:language="sh" fo:country="YU" style:language-asian="ko" style:country-asian="KR" style:language-complex="ar" style:country-complex="SY"/>
    </style:style>
    <style:style style:name="T157" style:family="text">
      <style:text-properties fo:language="sh" fo:country="YU" style:language-asian="ko" style:country-asian="KR" style:language-complex="ar" style:country-complex="AE"/>
    </style:style>
    <style:style style:name="T158" style:family="text">
      <style:text-properties fo:language="sh" fo:country="YU" style:language-asian="ko" style:country-asian="KR" style:language-complex="ar" style:country-complex="DZ"/>
    </style:style>
    <style:style style:name="T159" style:family="text">
      <style:text-properties fo:language="sh" fo:country="YU" style:language-asian="ko" style:country-asian="KR" style:language-complex="ar" style:country-complex="YE"/>
    </style:style>
    <style:style style:name="T160" style:family="text">
      <style:text-properties fo:language="sh" fo:country="YU" style:language-asian="ko" style:country-asian="KR" style:language-complex="ar" style:country-complex="OM"/>
    </style:style>
    <style:style style:name="T161" style:family="text">
      <style:text-properties fo:language="sh" fo:country="YU" style:language-asian="ko" style:country-asian="KR" style:language-complex="ar" style:country-complex="JO"/>
    </style:style>
    <style:style style:name="T162" style:family="text">
      <style:text-properties fo:language="sh" fo:country="YU" style:language-asian="ko" style:country-asian="KR" style:language-complex="ar" style:country-complex="IQ"/>
    </style:style>
    <style:style style:name="T163" style:family="text">
      <style:text-properties fo:language="sh" fo:country="YU" style:language-asian="ko" style:country-asian="KR" style:language-complex="ar" style:country-complex="EG"/>
    </style:style>
    <style:style style:name="T164" style:family="text">
      <style:text-properties fo:language="sh" fo:country="YU" style:language-asian="ko" style:country-asian="KR" style:language-complex="ar" style:country-complex="QA"/>
    </style:style>
    <style:style style:name="T165" style:family="text">
      <style:text-properties fo:language="sh" fo:country="YU" style:language-asian="ko" style:country-asian="KR" style:language-complex="ar" style:country-complex="KW"/>
    </style:style>
    <style:style style:name="T166" style:family="text">
      <style:text-properties fo:language="sh" fo:country="YU" style:language-asian="ko" style:country-asian="KR" style:language-complex="ar" style:country-complex="TN"/>
    </style:style>
    <style:style style:name="T167" style:family="text">
      <style:text-properties fo:language="sh" fo:country="YU" style:language-asian="ko" style:country-asian="KR" style:language-complex="as" style:country-complex="IN"/>
    </style:style>
    <style:style style:name="T168" style:family="text">
      <style:text-properties fo:language="sh" fo:country="YU" style:language-asian="ko" style:country-asian="KR" style:language-complex="or" style:country-complex="IN"/>
    </style:style>
    <style:style style:name="T169" style:family="text">
      <style:text-properties fo:language="sh" fo:country="YU" style:language-asian="ko" style:country-asian="KR" style:language-complex="ur" style:country-complex="IN"/>
    </style:style>
    <style:style style:name="T170" style:family="text">
      <style:text-properties fo:language="sh" fo:country="YU" style:language-asian="ko" style:country-asian="KR" style:language-complex="ur" style:country-complex="PK"/>
    </style:style>
    <style:style style:name="T171" style:family="text">
      <style:text-properties fo:language="sh" fo:country="YU" style:language-asian="ko" style:country-asian="KR" style:language-complex="dz" style:country-complex="BT"/>
    </style:style>
    <style:style style:name="T172" style:family="text">
      <style:text-properties fo:language="sh" fo:country="YU" style:language-asian="ko" style:country-asian="KR" style:language-complex="kn" style:country-complex="IN"/>
    </style:style>
    <style:style style:name="T173" style:family="text">
      <style:text-properties fo:language="sh" fo:country="YU" style:language-asian="ko" style:country-asian="KR" style:language-complex="ks" style:country-complex="IN"/>
    </style:style>
    <style:style style:name="T174" style:family="text">
      <style:text-properties fo:language="sh" fo:country="YU" style:language-asian="ko" style:country-asian="KR" style:language-complex="ks" style:country-complex="none"/>
    </style:style>
    <style:style style:name="T175" style:family="text">
      <style:text-properties fo:language="sh" fo:country="YU" style:language-asian="ko" style:country-asian="KR" style:language-complex="ku" style:country-complex="IQ"/>
    </style:style>
    <style:style style:name="T176" style:family="text">
      <style:text-properties fo:language="sh" fo:country="YU" style:language-asian="ko" style:country-asian="KR" style:language-complex="ku" style:country-complex="IR"/>
    </style:style>
    <style:style style:name="T177" style:family="text">
      <style:text-properties fo:language="sh" fo:country="YU" style:language-asian="ko" style:country-asian="KR" style:language-complex="km" style:country-complex="KH"/>
    </style:style>
    <style:style style:name="T178" style:family="text">
      <style:text-properties fo:language="sh" fo:country="YU" style:language-asian="ko" style:country-asian="KR" style:language-complex="ta" style:country-complex="IN"/>
    </style:style>
    <style:style style:name="T179" style:family="text">
      <style:text-properties fo:language="sh" fo:country="YU" style:language-asian="ko" style:country-asian="KR" style:language-complex="th" style:country-complex="TH"/>
    </style:style>
    <style:style style:name="T180" style:family="text">
      <style:text-properties fo:language="sh" fo:country="YU" style:language-asian="ko" style:country-asian="KR" style:language-complex="te" style:country-complex="IN"/>
    </style:style>
    <style:style style:name="T181" style:family="text">
      <style:text-properties fo:language="sh" fo:country="YU" style:language-asian="ko" style:country-asian="KR" style:language-complex="bo" style:country-complex="CN"/>
    </style:style>
    <style:style style:name="T182" style:family="text">
      <style:text-properties fo:language="sh" fo:country="YU" style:language-asian="ko" style:country-asian="KR" style:language-complex="pa" style:country-complex="IN"/>
    </style:style>
    <style:style style:name="T183" style:family="text">
      <style:text-properties fo:language="sh" fo:country="YU" style:language-asian="ko" style:country-asian="KR" style:language-complex="fa" style:country-complex="IR"/>
    </style:style>
    <style:style style:name="T184" style:family="text">
      <style:text-properties fo:language="sh" fo:country="YU" style:language-asian="ko" style:country-asian="KR" style:language-complex="he" style:country-complex="IL"/>
    </style:style>
    <style:style style:name="T185" style:family="text">
      <style:text-properties fo:language="sh" fo:country="YU" style:language-asian="ko" style:country-asian="KR" style:language-complex="hi" style:country-complex="I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office:forms form:automatic-focus="false" form:apply-design-mode="false"/>
        <draw:frame draw:style-name="gr1" draw:text-style-name="P1" draw:layer="layout" svg:width="10.462cm" svg:height="59.65cm" svg:x="-9.099cm" svg:y="-0.194cm">
          <draw:text-box>
            <text:p text:style-name="P1"><text:s/>133 8 49</text:p>
            <text:p text:style-name="P1"><text:span text:style-name="T1">1</text:span><text:span text:style-name="T1"><text:tab/></text:span><text:span text:style-name="T1"> </text:span><text:span text:style-name="T1">세르비아</text:span><text:span text:style-name="T1">(</text:span><text:span text:style-name="T1">라틴 문자</text:span><text:span text:style-name="T1">)</text:span><text:span text:style-name="T1"><text:tab/></text:span></text:p>
            <text:p text:style-name="P1"><text:span text:style-name="T2">2</text:span><text:span text:style-name="T2"><text:tab/></text:span><text:span text:style-name="T2">[</text:span><text:span text:style-name="T2">없음</text:span><text:span text:style-name="T2">]</text:span><text:span text:style-name="T2"><text:tab/></text:span></text:p>
            <text:p text:style-name="P1"><text:span text:style-name="T3">3</text:span><text:span text:style-name="T3"><text:tab/></text:span><text:span text:style-name="T3">Serbian (</text:span><text:span text:style-name="T3">키릴 자모</text:span><text:span text:style-name="T3">)</text:span><text:span text:style-name="T3"><text:tab/></text:span></text:p>
            <text:p text:style-name="P1"><text:span text:style-name="T4">4</text:span><text:span text:style-name="T4"><text:tab/></text:span><text:span text:style-name="T4">갈리시아어</text:span><text:span text:style-name="T4"><text:tab/></text:span></text:p>
            <text:p text:style-name="P1"><text:span text:style-name="T5">5</text:span><text:span text:style-name="T5"><text:tab/></text:span><text:span text:style-name="T5">게일어</text:span><text:span text:style-name="T5">(</text:span><text:span text:style-name="T5">스코틀랜드</text:span><text:span text:style-name="T5">)</text:span><text:span text:style-name="T5"><text:tab/></text:span></text:p>
            <text:p text:style-name="P1"><text:span text:style-name="T6">6</text:span><text:span text:style-name="T6"><text:tab/></text:span><text:span text:style-name="T6">과학자용 인공어</text:span><text:span text:style-name="T6"><text:tab/></text:span></text:p>
            <text:p text:style-name="P1"><text:span text:style-name="T7">7</text:span><text:span text:style-name="T7"><text:tab/></text:span><text:span text:style-name="T7">그루지아어</text:span><text:span text:style-name="T7"><text:tab/></text:span></text:p>
            <text:p text:style-name="P1"><text:span text:style-name="T8">8</text:span><text:span text:style-name="T8"><text:tab/></text:span><text:span text:style-name="T8">그리스어</text:span><text:span text:style-name="T8"><text:tab/></text:span></text:p>
            <text:p text:style-name="P1"><text:span text:style-name="T9">9</text:span><text:span text:style-name="T9"><text:tab/></text:span><text:span text:style-name="T9">남부 소토어</text:span><text:span text:style-name="T9"><text:tab/></text:span></text:p>
            <text:p text:style-name="P1"><text:span text:style-name="T10">10</text:span><text:span text:style-name="T10"><text:tab/></text:span><text:span text:style-name="T10">네덜란드어</text:span><text:span text:style-name="T10">(</text:span><text:span text:style-name="T10">네덜란드</text:span><text:span text:style-name="T10">)</text:span><text:span text:style-name="T10"><text:tab/></text:span></text:p>
            <text:p text:style-name="P1"><text:span text:style-name="T11">11</text:span><text:span text:style-name="T11"><text:tab/></text:span><text:span text:style-name="T11">네덜란드어</text:span><text:span text:style-name="T11">(</text:span><text:span text:style-name="T11">벨기에</text:span><text:span text:style-name="T11">)</text:span><text:span text:style-name="T11"><text:tab/></text:span></text:p>
            <text:p text:style-name="P1"><text:span text:style-name="T12">12</text:span><text:span text:style-name="T12"><text:tab/></text:span><text:span text:style-name="T12">노르웨이어</text:span><text:span text:style-name="T12">(</text:span><text:span text:style-name="T12">니노르스크</text:span><text:span text:style-name="T12">)</text:span><text:span text:style-name="T12"><text:tab/></text:span></text:p>
            <text:p text:style-name="P1"><text:span text:style-name="T13">13</text:span><text:span text:style-name="T13"><text:tab/></text:span><text:span text:style-name="T13">노르웨이어</text:span><text:span text:style-name="T13">(</text:span><text:span text:style-name="T13">복말</text:span><text:span text:style-name="T13">)</text:span><text:span text:style-name="T13"><text:tab/></text:span></text:p>
            <text:p text:style-name="P1"><text:span text:style-name="T14">14</text:span><text:span text:style-name="T14"><text:tab/></text:span><text:span text:style-name="T14">덴마크어</text:span><text:span text:style-name="T14"><text:tab/></text:span></text:p>
            <text:p text:style-name="P1"><text:span text:style-name="T15">15</text:span><text:span text:style-name="T15"><text:tab/></text:span><text:span text:style-name="T15">독일어</text:span><text:span text:style-name="T15">(</text:span><text:span text:style-name="T15">독일</text:span><text:span text:style-name="T15">)</text:span><text:span text:style-name="T15"><text:tab/></text:span></text:p>
            <text:p text:style-name="P1"><text:span text:style-name="T16">16</text:span><text:span text:style-name="T16"><text:tab/></text:span><text:span text:style-name="T16">독일어</text:span><text:span text:style-name="T16">(</text:span><text:span text:style-name="T16">룩셈부르크</text:span><text:span text:style-name="T16">)</text:span><text:span text:style-name="T16"><text:tab/></text:span></text:p>
            <text:p text:style-name="P1"><text:span text:style-name="T17">17</text:span><text:span text:style-name="T17"><text:tab/></text:span><text:span text:style-name="T17">독일어</text:span><text:span text:style-name="T17">(</text:span><text:span text:style-name="T17">리히텐슈타인</text:span><text:span text:style-name="T17">)</text:span><text:span text:style-name="T17"><text:tab/></text:span></text:p>
            <text:p text:style-name="P1"><text:span text:style-name="T18">18</text:span><text:span text:style-name="T18"><text:tab/></text:span><text:span text:style-name="T18">독일어</text:span><text:span text:style-name="T18">(</text:span><text:span text:style-name="T18">스위스</text:span><text:span text:style-name="T18">)</text:span><text:span text:style-name="T18"><text:tab/></text:span></text:p>
            <text:p text:style-name="P1"><text:span text:style-name="T19">19</text:span><text:span text:style-name="T19"><text:tab/></text:span><text:span text:style-name="T19">독일어</text:span><text:span text:style-name="T19">(</text:span><text:span text:style-name="T19">오스트리아</text:span><text:span text:style-name="T19">)</text:span><text:span text:style-name="T19"><text:tab/></text:span></text:p>
            <text:p text:style-name="P1"><text:span text:style-name="T20">20</text:span><text:span text:style-name="T20"><text:tab/></text:span><text:span text:style-name="T20">디베히어</text:span><text:span text:style-name="T20"><text:tab/></text:span></text:p>
            <text:p text:style-name="P1"><text:span text:style-name="T21">21</text:span><text:span text:style-name="T21"><text:tab/></text:span><text:span text:style-name="T21">라트비아어</text:span><text:span text:style-name="T21"><text:tab/></text:span></text:p>
            <text:p text:style-name="P1"><text:span text:style-name="T22">22</text:span><text:span text:style-name="T22"><text:tab/></text:span><text:span text:style-name="T22">라틴어</text:span><text:span text:style-name="T22"><text:tab/></text:span></text:p>
            <text:p text:style-name="P1"><text:span text:style-name="T23">23</text:span><text:span text:style-name="T23"><text:tab/></text:span><text:span text:style-name="T23">러시아어</text:span><text:span text:style-name="T23"><text:tab/></text:span></text:p>
            <text:p text:style-name="P1"><text:span text:style-name="T24">24</text:span><text:span text:style-name="T24"><text:tab/></text:span><text:span text:style-name="T24">레토로만어</text:span><text:span text:style-name="T24"><text:tab/></text:span></text:p>
            <text:p text:style-name="P1"><text:span text:style-name="T25">25</text:span><text:span text:style-name="T25"><text:tab/></text:span><text:span text:style-name="T25">루마니아어</text:span><text:span text:style-name="T25"><text:tab/></text:span></text:p>
            <text:p text:style-name="P1"><text:span text:style-name="T26">26</text:span><text:span text:style-name="T26"><text:tab/></text:span><text:span text:style-name="T26">룩셈부르크어</text:span><text:span text:style-name="T26"><text:tab/></text:span></text:p>
            <text:p text:style-name="P1"><text:span text:style-name="T27">27</text:span><text:span text:style-name="T27"><text:tab/></text:span><text:span text:style-name="T27">리투아니아</text:span><text:span text:style-name="T27">(</text:span><text:span text:style-name="T27">정통</text:span><text:span text:style-name="T27">)</text:span><text:span text:style-name="T27"><text:tab/></text:span></text:p>
            <text:p text:style-name="P1"><text:span text:style-name="T27">28</text:span><text:span text:style-name="T27"><text:tab/></text:span><text:span text:style-name="T27">리투아니아어</text:span><text:span text:style-name="T27"><text:tab/></text:span></text:p>
            <text:p text:style-name="P1"><text:span text:style-name="T28">29</text:span><text:span text:style-name="T28"><text:tab/></text:span><text:span text:style-name="T28">마오리 </text:span><text:span text:style-name="T28">(</text:span><text:span text:style-name="T28">뉴질랜드</text:span><text:span text:style-name="T28">)</text:span><text:span text:style-name="T28"><text:tab/></text:span></text:p>
            <text:p text:style-name="P1"><text:span text:style-name="T29">30</text:span><text:span text:style-name="T29"><text:tab/></text:span><text:span text:style-name="T29">마케도니아어</text:span><text:span text:style-name="T29"><text:tab/></text:span></text:p>
            <text:p text:style-name="P1"><text:span text:style-name="T30">31</text:span><text:span text:style-name="T30"><text:tab/></text:span><text:span text:style-name="T30">말레이어</text:span><text:span text:style-name="T30">(</text:span><text:span text:style-name="T30">말레이시아</text:span><text:span text:style-name="T30">)</text:span><text:span text:style-name="T30"><text:tab/></text:span></text:p>
            <text:p text:style-name="P1"><text:span text:style-name="T31">32</text:span><text:span text:style-name="T31"><text:tab/></text:span><text:span text:style-name="T31">말레이어</text:span><text:span text:style-name="T31">(</text:span><text:span text:style-name="T31">브루나이 달러</text:span><text:span text:style-name="T31">)</text:span><text:span text:style-name="T31"><text:tab/></text:span></text:p>
            <text:p text:style-name="P1"><text:span text:style-name="T32">33</text:span><text:span text:style-name="T32"><text:tab/></text:span><text:span text:style-name="T32">몽골어</text:span><text:span text:style-name="T32"><text:tab/></text:span></text:p>
            <text:p text:style-name="P1"><text:span text:style-name="T33">34</text:span><text:span text:style-name="T33"><text:tab/></text:span><text:span text:style-name="T33">무어어</text:span><text:span text:style-name="T33"><text:tab/></text:span></text:p>
            <text:p text:style-name="P1"><text:span text:style-name="T34">35</text:span><text:span text:style-name="T34"><text:tab/></text:span><text:span text:style-name="T34">바스크어</text:span><text:span text:style-name="T34"><text:tab/></text:span></text:p>
            <text:p text:style-name="P1"><text:span text:style-name="T35">36</text:span><text:span text:style-name="T35"><text:tab/></text:span><text:span text:style-name="T35">밤바라어</text:span><text:span text:style-name="T35"><text:tab/></text:span></text:p>
            <text:p text:style-name="P1"><text:span text:style-name="T36">37</text:span><text:span text:style-name="T36"><text:tab/></text:span><text:span text:style-name="T36">벤더어</text:span><text:span text:style-name="T36"><text:tab/></text:span></text:p>
            <text:p text:style-name="P1"><text:span text:style-name="T37">38</text:span><text:span text:style-name="T37"><text:tab/></text:span><text:span text:style-name="T37">벨로루시어</text:span><text:span text:style-name="T37"><text:tab/></text:span></text:p>
            <text:p text:style-name="P1"><text:span text:style-name="T38">39</text:span><text:span text:style-name="T38"><text:tab/></text:span><text:span text:style-name="T38">보스니아어</text:span><text:span text:style-name="T38"><text:tab/></text:span></text:p>
            <text:p text:style-name="P1"><text:span text:style-name="T39">40</text:span><text:span text:style-name="T39"><text:tab/></text:span><text:span text:style-name="T39">부르타뉴어</text:span><text:span text:style-name="T39"><text:tab/></text:span></text:p>
            <text:p text:style-name="P1"><text:span text:style-name="T40">41</text:span><text:span text:style-name="T40"><text:tab/></text:span><text:span text:style-name="T40">북부 소토어</text:span><text:span text:style-name="T40"><text:tab/></text:span></text:p>
            <text:p text:style-name="P1"><text:span text:style-name="T41">42</text:span><text:span text:style-name="T41"><text:tab/></text:span><text:span text:style-name="T41">불가리아어</text:span><text:span text:style-name="T41"><text:tab/></text:span></text:p>
            <text:p text:style-name="P1"><text:span text:style-name="T42">43</text:span><text:span text:style-name="T42"><text:tab/></text:span><text:span text:style-name="T42">사르디니아어</text:span><text:span text:style-name="T42"><text:tab/></text:span></text:p>
            <text:p text:style-name="P1"><text:span text:style-name="T43">44</text:span><text:span text:style-name="T43"><text:tab/></text:span><text:span text:style-name="T43">스와지어</text:span><text:span text:style-name="T43"><text:tab/></text:span></text:p>
            <text:p text:style-name="P1"><text:span text:style-name="T44">45</text:span><text:span text:style-name="T44"><text:tab/></text:span><text:span text:style-name="T44">스와힐리어</text:span><text:span text:style-name="T44">(</text:span><text:span text:style-name="T44">케냐</text:span><text:span text:style-name="T44">)</text:span><text:span text:style-name="T44"><text:tab/></text:span></text:p>
            <text:p text:style-name="P1"><text:span text:style-name="T45">46</text:span><text:span text:style-name="T45"><text:tab/></text:span><text:span text:style-name="T45">스와힐리어</text:span><text:span text:style-name="T45">(</text:span><text:span text:style-name="T45">탄자니아</text:span><text:span text:style-name="T45">)</text:span><text:span text:style-name="T45"><text:tab/></text:span></text:p>
            <text:p text:style-name="P1"><text:span text:style-name="T46">47</text:span><text:span text:style-name="T46"><text:tab/></text:span><text:span text:style-name="T46">스웨덴어</text:span><text:span text:style-name="T46">(</text:span><text:span text:style-name="T46">스웨덴</text:span><text:span text:style-name="T46">)</text:span><text:span text:style-name="T46"><text:tab/></text:span></text:p>
            <text:p text:style-name="P1"><text:span text:style-name="T47">48</text:span><text:span text:style-name="T47"><text:tab/></text:span><text:span text:style-name="T47">스웨덴어</text:span><text:span text:style-name="T47">(</text:span><text:span text:style-name="T47">핀란드</text:span><text:span text:style-name="T47">)</text:span><text:span text:style-name="T47"><text:tab/></text:span></text:p>
            <text:p text:style-name="P1"><text:span text:style-name="T48">49</text:span><text:span text:style-name="T48"><text:tab/></text:span><text:span text:style-name="T48">스페인어</text:span><text:span text:style-name="T48">(</text:span><text:span text:style-name="T48">과테말라</text:span><text:span text:style-name="T48">)</text:span><text:span text:style-name="T48"><text:tab/></text:span></text:p>
            <text:p text:style-name="P1"><text:span text:style-name="T49">50</text:span><text:span text:style-name="T49"><text:tab/></text:span><text:span text:style-name="T49">스페인어</text:span><text:span text:style-name="T49">(</text:span><text:span text:style-name="T49">니카라과</text:span><text:span text:style-name="T49">)</text:span><text:span text:style-name="T49"><text:tab/></text:span></text:p>
            <text:p text:style-name="P1"><text:span text:style-name="T50">51</text:span><text:span text:style-name="T50"><text:tab/></text:span><text:span text:style-name="T50">스페인어</text:span><text:span text:style-name="T50">(</text:span><text:span text:style-name="T50">도미니카 공화국</text:span><text:span text:style-name="T50">)</text:span><text:span text:style-name="T50"><text:tab/></text:span></text:p>
            <text:p text:style-name="P1"><text:span text:style-name="T51">52</text:span><text:span text:style-name="T51"><text:tab/></text:span><text:span text:style-name="T51">스페인어</text:span><text:span text:style-name="T51">(</text:span><text:span text:style-name="T51">멕시코</text:span><text:span text:style-name="T51">)</text:span><text:span text:style-name="T51"><text:tab/></text:span></text:p>
            <text:p text:style-name="P1"><text:span text:style-name="T52">53</text:span><text:span text:style-name="T52"><text:tab/></text:span><text:span text:style-name="T52">스페인어</text:span><text:span text:style-name="T52">(</text:span><text:span text:style-name="T52">베네수엘라</text:span><text:span text:style-name="T52">)</text:span><text:span text:style-name="T52"><text:tab/></text:span></text:p>
            <text:p text:style-name="P1"><text:span text:style-name="T53">54</text:span><text:span text:style-name="T53"><text:tab/></text:span><text:span text:style-name="T53">스페인어</text:span><text:span text:style-name="T53">(</text:span><text:span text:style-name="T53">볼리비아</text:span><text:span text:style-name="T53">)</text:span><text:span text:style-name="T53"><text:tab/></text:span></text:p>
            <text:p text:style-name="P1"><text:span text:style-name="T54">55</text:span><text:span text:style-name="T54"><text:tab/></text:span><text:span text:style-name="T54">스페인어</text:span><text:span text:style-name="T54">(</text:span><text:span text:style-name="T54">스페인</text:span><text:span text:style-name="T54">)</text:span><text:span text:style-name="T54"><text:tab/></text:span></text:p>
            <text:p text:style-name="P1"><text:span text:style-name="T55">56</text:span><text:span text:style-name="T55"><text:tab/></text:span><text:span text:style-name="T55">스페인어</text:span><text:span text:style-name="T55">(</text:span><text:span text:style-name="T55">아르헨티나</text:span><text:span text:style-name="T55">)</text:span><text:span text:style-name="T55"><text:tab/></text:span></text:p>
            <text:p text:style-name="P1"><text:span text:style-name="T56">57</text:span><text:span text:style-name="T56"><text:tab/></text:span><text:span text:style-name="T56">스페인어</text:span><text:span text:style-name="T56">(</text:span><text:span text:style-name="T56">에콰도르</text:span><text:span text:style-name="T56">)</text:span><text:span text:style-name="T56"><text:tab/></text:span></text:p>
            <text:p text:style-name="P1"><text:span text:style-name="T57">58</text:span><text:span text:style-name="T57"><text:tab/></text:span><text:span text:style-name="T57">스페인어</text:span><text:span text:style-name="T57">(</text:span><text:span text:style-name="T57">엘살바도르</text:span><text:span text:style-name="T57">)</text:span><text:span text:style-name="T57"><text:tab/></text:span></text:p>
            <text:p text:style-name="P1"><text:span text:style-name="T58">59</text:span><text:span text:style-name="T58"><text:tab/></text:span><text:span text:style-name="T58">스페인어</text:span><text:span text:style-name="T58">(</text:span><text:span text:style-name="T58">온두라스</text:span><text:span text:style-name="T58">)</text:span><text:span text:style-name="T58"><text:tab/></text:span></text:p>
            <text:p text:style-name="P1"><text:span text:style-name="T59">60</text:span><text:span text:style-name="T59"><text:tab/></text:span><text:span text:style-name="T59">스페인어</text:span><text:span text:style-name="T59">(</text:span><text:span text:style-name="T59">우루과이</text:span><text:span text:style-name="T59">)</text:span><text:span text:style-name="T59"><text:tab/></text:span></text:p>
            <text:p text:style-name="P1"><text:span text:style-name="T60">61</text:span><text:span text:style-name="T60"><text:tab/></text:span><text:span text:style-name="T60">스페인어</text:span><text:span text:style-name="T60">(</text:span><text:span text:style-name="T60">칠레</text:span><text:span text:style-name="T60">)</text:span><text:span text:style-name="T60"><text:tab/></text:span></text:p>
            <text:p text:style-name="P1"><text:span text:style-name="T61">62</text:span><text:span text:style-name="T61"><text:tab/></text:span><text:span text:style-name="T61">스페인어</text:span><text:span text:style-name="T61">(</text:span><text:span text:style-name="T61">코스타리카</text:span><text:span text:style-name="T61">)</text:span><text:span text:style-name="T61"><text:tab/></text:span></text:p>
            <text:p text:style-name="P1"><text:span text:style-name="T62">63</text:span><text:span text:style-name="T62"><text:tab/></text:span><text:span text:style-name="T62">스페인어</text:span><text:span text:style-name="T62">(</text:span><text:span text:style-name="T62">콜롬비아</text:span><text:span text:style-name="T62">)</text:span><text:span text:style-name="T62"><text:tab/></text:span></text:p>
            <text:p text:style-name="P1"><text:span text:style-name="T63">64</text:span><text:span text:style-name="T63"><text:tab/></text:span><text:span text:style-name="T63">스페인어</text:span><text:span text:style-name="T63">(</text:span><text:span text:style-name="T63">파나마</text:span><text:span text:style-name="T63">)</text:span><text:span text:style-name="T63"><text:tab/></text:span></text:p>
            <text:p text:style-name="P1"><text:span text:style-name="T64">65</text:span><text:span text:style-name="T64"><text:tab/></text:span><text:span text:style-name="T64">스페인어</text:span><text:span text:style-name="T64">(</text:span><text:span text:style-name="T64">파라과이</text:span><text:span text:style-name="T64">)</text:span><text:span text:style-name="T64"><text:tab/></text:span></text:p>
            <text:p text:style-name="P1"><text:span text:style-name="T65">66</text:span><text:span text:style-name="T65"><text:tab/></text:span><text:span text:style-name="T65">스페인어</text:span><text:span text:style-name="T65">(</text:span><text:span text:style-name="T65">페루</text:span><text:span text:style-name="T65">)</text:span><text:span text:style-name="T65"><text:tab/></text:span></text:p>
            <text:p text:style-name="P1"><text:span text:style-name="T66">67</text:span><text:span text:style-name="T66"><text:tab/></text:span><text:span text:style-name="T66">스페인어</text:span><text:span text:style-name="T66">(</text:span><text:span text:style-name="T66">푸에르토리코</text:span><text:span text:style-name="T66">)</text:span><text:span text:style-name="T66"><text:tab/></text:span></text:p>
            <text:p text:style-name="P1"><text:span text:style-name="T54">68</text:span><text:span text:style-name="T54"><text:tab/></text:span><text:span text:style-name="T54">스페인어</text:span><text:span text:style-name="T54">(</text:span><text:span text:style-name="T54">현대</text:span><text:span text:style-name="T54">)</text:span><text:span text:style-name="T54"><text:tab/></text:span></text:p>
            <text:p text:style-name="P1"><text:span text:style-name="T67">69</text:span><text:span text:style-name="T67"><text:tab/></text:span><text:span text:style-name="T67">슬로바키아어</text:span><text:span text:style-name="T67"><text:tab/></text:span></text:p>
            <text:p text:style-name="P1"><text:span text:style-name="T68">70</text:span><text:span text:style-name="T68"><text:tab/></text:span><text:span text:style-name="T68">슬로베니아어</text:span><text:span text:style-name="T68"><text:tab/></text:span></text:p>
            <text:p text:style-name="P1"><text:span text:style-name="T69">71</text:span><text:span text:style-name="T69"><text:tab/></text:span><text:span text:style-name="T69">아르메니아어</text:span><text:span text:style-name="T69"><text:tab/></text:span></text:p>
            <text:p text:style-name="P1"><text:span text:style-name="T70">72</text:span><text:span text:style-name="T70"><text:tab/></text:span><text:span text:style-name="T70">아이슬랜드어</text:span><text:span text:style-name="T70"><text:tab/></text:span></text:p>
            <text:p text:style-name="P1"><text:span text:style-name="T71">73</text:span><text:span text:style-name="T71"><text:tab/></text:span><text:span text:style-name="T71">아일랜드어</text:span><text:span text:style-name="T71"><text:tab/></text:span></text:p>
            <text:p text:style-name="P1"><text:span text:style-name="T72">74</text:span><text:span text:style-name="T72"><text:tab/></text:span><text:span text:style-name="T72">아제르바이잔</text:span><text:span text:style-name="T72">(</text:span><text:span text:style-name="T72">라틴어</text:span><text:span text:style-name="T72">)</text:span><text:span text:style-name="T72"><text:tab/></text:span></text:p>
            <text:p text:style-name="P1"><text:span text:style-name="T73">75</text:span><text:span text:style-name="T73"><text:tab/></text:span><text:span text:style-name="T73">아제르바이잔</text:span><text:span text:style-name="T73">(</text:span><text:span text:style-name="T73">키릴 자모</text:span><text:span text:style-name="T73">)</text:span><text:span text:style-name="T73"><text:tab/></text:span></text:p>
            <text:p text:style-name="P1"><text:span text:style-name="T74">76</text:span><text:span text:style-name="T74"><text:tab/></text:span><text:span text:style-name="T74">아칸어</text:span><text:span text:style-name="T74"><text:tab/></text:span></text:p>
            <text:p text:style-name="P1"><text:span text:style-name="T75">77</text:span><text:span text:style-name="T75"><text:tab/></text:span><text:span text:style-name="T75">아프리칸스</text:span><text:span text:style-name="T75"><text:tab/></text:span></text:p>
            <text:p text:style-name="P1"><text:span text:style-name="T76">78</text:span><text:span text:style-name="T76"><text:tab/></text:span><text:span text:style-name="T76">알바니아어</text:span><text:span text:style-name="T76"><text:tab/></text:span></text:p>
            <text:p text:style-name="P1"><text:span text:style-name="T77">79</text:span><text:span text:style-name="T77"><text:tab/></text:span><text:span text:style-name="T77">에스토니아어</text:span><text:span text:style-name="T77"><text:tab/></text:span></text:p>
            <text:p text:style-name="P1"><text:span text:style-name="T78">80</text:span><text:span text:style-name="T78"><text:tab/></text:span><text:span text:style-name="T78">에스페란토</text:span><text:span text:style-name="T78"><text:tab/></text:span></text:p>
            <text:p text:style-name="P1"><text:span text:style-name="T79">81</text:span><text:span text:style-name="T79"><text:tab/></text:span><text:span text:style-name="T79">영어</text:span><text:span text:style-name="T79">(</text:span><text:span text:style-name="T79">남아프리카 공화국</text:span><text:span text:style-name="T79">)</text:span><text:span text:style-name="T79"><text:tab/></text:span></text:p>
            <text:p text:style-name="P1"><text:span text:style-name="T80">82</text:span><text:span text:style-name="T80"><text:tab/></text:span><text:span text:style-name="T80">영어</text:span><text:span text:style-name="T80">(</text:span><text:span text:style-name="T80">뉴질랜드</text:span><text:span text:style-name="T80">)</text:span><text:span text:style-name="T80"><text:tab/></text:span></text:p>
            <text:p text:style-name="P1"><text:span text:style-name="T81">83</text:span><text:span text:style-name="T81"><text:tab/></text:span><text:span text:style-name="T81">영어</text:span><text:span text:style-name="T81">(</text:span><text:span text:style-name="T81">미국</text:span><text:span text:style-name="T81">)</text:span><text:span text:style-name="T81"><text:tab/></text:span></text:p>
            <text:p text:style-name="P1"><text:span text:style-name="T82">84</text:span><text:span text:style-name="T82"><text:tab/></text:span><text:span text:style-name="T82">영어</text:span><text:span text:style-name="T82">(</text:span><text:span text:style-name="T82">벨리즈</text:span><text:span text:style-name="T82">)</text:span><text:span text:style-name="T82"><text:tab/></text:span></text:p>
            <text:p text:style-name="P1"><text:span text:style-name="T83">85</text:span><text:span text:style-name="T83"><text:tab/></text:span><text:span text:style-name="T83">영어</text:span><text:span text:style-name="T83">(</text:span><text:span text:style-name="T83">아일랜드</text:span><text:span text:style-name="T83">)</text:span><text:span text:style-name="T83"><text:tab/></text:span></text:p>
            <text:p text:style-name="P1"><text:span text:style-name="T84">86</text:span><text:span text:style-name="T84"><text:tab/></text:span><text:span text:style-name="T84">영어</text:span><text:span text:style-name="T84">(</text:span><text:span text:style-name="T84">영국</text:span><text:span text:style-name="T84">)</text:span><text:span text:style-name="T84"><text:tab/></text:span></text:p>
            <text:p text:style-name="P1"><text:span text:style-name="T85">87</text:span><text:span text:style-name="T85"><text:tab/></text:span><text:span text:style-name="T85">영어</text:span><text:span text:style-name="T85">(</text:span><text:span text:style-name="T85">오스트레일리아</text:span><text:span text:style-name="T85">)</text:span><text:span text:style-name="T85"><text:tab/></text:span></text:p>
            <text:p text:style-name="P1"><text:span text:style-name="T86">88</text:span><text:span text:style-name="T86"><text:tab/></text:span><text:span text:style-name="T86">영어</text:span><text:span text:style-name="T86">(</text:span><text:span text:style-name="T86">인도</text:span><text:span text:style-name="T86">)</text:span><text:span text:style-name="T86"><text:tab/></text:span></text:p>
            <text:p text:style-name="P1"><text:span text:style-name="T87">89</text:span><text:span text:style-name="T87"><text:tab/></text:span><text:span text:style-name="T87">영어</text:span><text:span text:style-name="T87">(</text:span><text:span text:style-name="T87">자메이카</text:span><text:span text:style-name="T87">)</text:span><text:span text:style-name="T87"><text:tab/></text:span></text:p>
            <text:p text:style-name="P1"><text:span text:style-name="T88">90</text:span><text:span text:style-name="T88"><text:tab/></text:span><text:span text:style-name="T88">영어</text:span><text:span text:style-name="T88">(</text:span><text:span text:style-name="T88">짐바브웨</text:span><text:span text:style-name="T88">)</text:span><text:span text:style-name="T88"><text:tab/></text:span></text:p>
            <text:p text:style-name="P1"><text:span text:style-name="T89">91</text:span><text:span text:style-name="T89"><text:tab/></text:span><text:span text:style-name="T89">영어</text:span><text:span text:style-name="T89">(</text:span><text:span text:style-name="T89">카리브 해</text:span><text:span text:style-name="T89">)</text:span><text:span text:style-name="T89"><text:tab/></text:span></text:p>
            <text:p text:style-name="P1"><text:span text:style-name="T90">92</text:span><text:span text:style-name="T90"><text:tab/></text:span><text:span text:style-name="T90">영어</text:span><text:span text:style-name="T90">(</text:span><text:span text:style-name="T90">캐나다</text:span><text:span text:style-name="T90">)</text:span><text:span text:style-name="T90"><text:tab/></text:span></text:p>
            <text:p text:style-name="P1"><text:span text:style-name="T91">93</text:span><text:span text:style-name="T91"><text:tab/></text:span><text:span text:style-name="T91">영어</text:span><text:span text:style-name="T91">(</text:span><text:span text:style-name="T91">트리니다드</text:span><text:span text:style-name="T91">)</text:span><text:span text:style-name="T91"><text:tab/></text:span></text:p>
            <text:p text:style-name="P1"><text:span text:style-name="T92">94</text:span><text:span text:style-name="T92"><text:tab/></text:span><text:span text:style-name="T92">영어</text:span><text:span text:style-name="T92">(</text:span><text:span text:style-name="T92">필리핀</text:span><text:span text:style-name="T92">)</text:span><text:span text:style-name="T92"><text:tab/></text:span></text:p>
            <text:p text:style-name="P1"><text:span text:style-name="T93">95</text:span><text:span text:style-name="T93"><text:tab/></text:span><text:span text:style-name="T93">오크어</text:span><text:span text:style-name="T93"><text:tab/></text:span></text:p>
            <text:p text:style-name="P1"><text:span text:style-name="T94">96</text:span><text:span text:style-name="T94"><text:tab/></text:span><text:span text:style-name="T94">우즈베크어</text:span><text:span text:style-name="T94">(</text:span><text:span text:style-name="T94">라틴 문자</text:span><text:span text:style-name="T94">)</text:span><text:span text:style-name="T94"><text:tab/></text:span></text:p>
            <text:p text:style-name="P1"><text:span text:style-name="T95">97</text:span><text:span text:style-name="T95"><text:tab/></text:span><text:span text:style-name="T95">우즈베크어</text:span><text:span text:style-name="T95">(</text:span><text:span text:style-name="T95">키릴 자모</text:span><text:span text:style-name="T95">)</text:span><text:span text:style-name="T95"><text:tab/></text:span></text:p>
            <text:p text:style-name="P1"><text:span text:style-name="T96">98</text:span><text:span text:style-name="T96"><text:tab/></text:span><text:span text:style-name="T96">우크라이나어</text:span><text:span text:style-name="T96"><text:tab/></text:span></text:p>
            <text:p text:style-name="P1"><text:span text:style-name="T97">99</text:span><text:span text:style-name="T97"><text:tab/></text:span><text:span text:style-name="T97">웨일즈어</text:span><text:span text:style-name="T97"><text:tab/></text:span></text:p>
            <text:p text:style-name="P1"><text:span text:style-name="T98">100</text:span><text:span text:style-name="T98"><text:tab/></text:span><text:span text:style-name="T98">은데벨레어</text:span><text:span text:style-name="T98">(</text:span><text:span text:style-name="T98">남아프리카</text:span><text:span text:style-name="T98">)</text:span><text:span text:style-name="T98"><text:tab/></text:span></text:p>
            <text:p text:style-name="P1"><text:span text:style-name="T99">101</text:span><text:span text:style-name="T99"><text:tab/></text:span><text:span text:style-name="T99">이탈리아어</text:span><text:span text:style-name="T99">(</text:span><text:span text:style-name="T99">스위스</text:span><text:span text:style-name="T99">)</text:span><text:span text:style-name="T99"><text:tab/></text:span></text:p>
            <text:p text:style-name="P1"><text:span text:style-name="T100">102</text:span><text:span text:style-name="T100"><text:tab/></text:span><text:span text:style-name="T100">이탈리아어</text:span><text:span text:style-name="T100">(</text:span><text:span text:style-name="T100">이탈리아</text:span><text:span text:style-name="T100">)</text:span><text:span text:style-name="T100"><text:tab/></text:span></text:p>
            <text:p text:style-name="P1"><text:span text:style-name="T101">103</text:span><text:span text:style-name="T101"><text:tab/></text:span><text:span text:style-name="T101">인도네시아어</text:span><text:span text:style-name="T101"><text:tab/></text:span></text:p>
            <text:p text:style-name="P1"><text:span text:style-name="T102">104</text:span><text:span text:style-name="T102"><text:tab/></text:span><text:span text:style-name="T102">줄루어</text:span><text:span text:style-name="T102"><text:tab/></text:span></text:p>
            <text:p text:style-name="P1"><text:span text:style-name="T103">105</text:span><text:span text:style-name="T103"><text:tab/></text:span><text:span text:style-name="T103">체코어</text:span><text:span text:style-name="T103"><text:tab/></text:span></text:p>
            <text:p text:style-name="P1"><text:span text:style-name="T104">106</text:span><text:span text:style-name="T104"><text:tab/></text:span><text:span text:style-name="T104">카자흐스탄어</text:span><text:span text:style-name="T104"><text:tab/></text:span></text:p>
            <text:p text:style-name="P1"><text:span text:style-name="T105">107</text:span><text:span text:style-name="T105"><text:tab/></text:span><text:span text:style-name="T105">카탈로니아어</text:span><text:span text:style-name="T105"><text:tab/></text:span></text:p>
            <text:p text:style-name="P1"><text:span text:style-name="T106">108</text:span><text:span text:style-name="T106"><text:tab/></text:span><text:span text:style-name="T106">칼라리수트</text:span><text:span text:style-name="T106"><text:tab/></text:span></text:p>
            <text:p text:style-name="P1"><text:span text:style-name="T107">109</text:span><text:span text:style-name="T107"><text:tab/></text:span><text:span text:style-name="T107">코사어</text:span><text:span text:style-name="T107"><text:tab/></text:span></text:p>
            <text:p text:style-name="P1"><text:span text:style-name="T108">110</text:span><text:span text:style-name="T108"><text:tab/></text:span><text:span text:style-name="T108">콘카니어</text:span><text:span text:style-name="T108"><text:tab/></text:span></text:p>
            <text:p text:style-name="P1"><text:span text:style-name="T109">111</text:span><text:span text:style-name="T109"><text:tab/></text:span><text:span text:style-name="T109">쿠르드어</text:span><text:span text:style-name="T109">(</text:span><text:span text:style-name="T109">시리아</text:span><text:span text:style-name="T109">)</text:span><text:span text:style-name="T109"><text:tab/></text:span></text:p>
            <text:p text:style-name="P1"><text:span text:style-name="T110">112</text:span><text:span text:style-name="T110"><text:tab/></text:span><text:span text:style-name="T110">쿠르드어</text:span><text:span text:style-name="T110">(</text:span><text:span text:style-name="T110">터키</text:span><text:span text:style-name="T110">)</text:span><text:span text:style-name="T110"><text:tab/></text:span></text:p>
            <text:p text:style-name="P1"><text:span text:style-name="T111">113</text:span><text:span text:style-name="T111"><text:tab/></text:span><text:span text:style-name="T111">크로아티아어</text:span><text:span text:style-name="T111"><text:tab/></text:span></text:p>
            <text:p text:style-name="P1"><text:span text:style-name="T112">114</text:span><text:span text:style-name="T112"><text:tab/></text:span><text:span text:style-name="T112">키냐르완다어</text:span><text:span text:style-name="T112">(</text:span><text:span text:style-name="T112">르완다</text:span><text:span text:style-name="T112">)</text:span><text:span text:style-name="T112"><text:tab/></text:span></text:p>
            <text:p text:style-name="P1"><text:span text:style-name="T113">115</text:span><text:span text:style-name="T113"><text:tab/></text:span><text:span text:style-name="T113">타타르어</text:span><text:span text:style-name="T113"><text:tab/></text:span></text:p>
            <text:p text:style-name="P1"><text:span text:style-name="T114">116</text:span><text:span text:style-name="T114"><text:tab/></text:span><text:span text:style-name="T114">터키어</text:span><text:span text:style-name="T114"><text:tab/></text:span></text:p>
            <text:p text:style-name="P1"><text:span text:style-name="T115">117</text:span><text:span text:style-name="T115"><text:tab/></text:span><text:span text:style-name="T115">통가어</text:span><text:span text:style-name="T115"><text:tab/></text:span></text:p>
            <text:p text:style-name="P1"><text:span text:style-name="T116">118</text:span><text:span text:style-name="T116"><text:tab/></text:span><text:span text:style-name="T116">트스와나어</text:span><text:span text:style-name="T116">(</text:span><text:span text:style-name="T116">남아프리카</text:span><text:span text:style-name="T116">)</text:span><text:span text:style-name="T116"><text:tab/></text:span></text:p>
            <text:p text:style-name="P1"><text:span text:style-name="T117">119</text:span><text:span text:style-name="T117"><text:tab/></text:span><text:span text:style-name="T117">트스와나어</text:span><text:span text:style-name="T117">(</text:span><text:span text:style-name="T117">보츠와나</text:span><text:span text:style-name="T117">)</text:span><text:span text:style-name="T117"><text:tab/></text:span></text:p>
            <text:p text:style-name="P1"><text:span text:style-name="T118">120</text:span><text:span text:style-name="T118"><text:tab/></text:span><text:span text:style-name="T118">파로어</text:span><text:span text:style-name="T118"><text:tab/></text:span></text:p>
            <text:p text:style-name="P1"><text:span text:style-name="T119">121</text:span><text:span text:style-name="T119"><text:tab/></text:span><text:span text:style-name="T119">포르투갈어</text:span><text:span text:style-name="T119">(</text:span><text:span text:style-name="T119">브라질</text:span><text:span text:style-name="T119">)</text:span><text:span text:style-name="T119"><text:tab/></text:span></text:p>
            <text:p text:style-name="P1"><text:span text:style-name="T120">122</text:span><text:span text:style-name="T120"><text:tab/></text:span><text:span text:style-name="T120">포르투갈어</text:span><text:span text:style-name="T120">(</text:span><text:span text:style-name="T120">포르투갈</text:span><text:span text:style-name="T120">)</text:span><text:span text:style-name="T120"><text:tab/></text:span></text:p>
            <text:p text:style-name="P1"><text:span text:style-name="T121">123</text:span><text:span text:style-name="T121"><text:tab/></text:span><text:span text:style-name="T121">폴란드어</text:span><text:span text:style-name="T121"><text:tab/></text:span></text:p>
            <text:p text:style-name="P1"><text:span text:style-name="T122">124</text:span><text:span text:style-name="T122"><text:tab/></text:span><text:span text:style-name="T122">프랑스어</text:span><text:span text:style-name="T122">(</text:span><text:span text:style-name="T122">룩셈부르크</text:span><text:span text:style-name="T122">)</text:span><text:span text:style-name="T122"><text:tab/></text:span></text:p>
            <text:p text:style-name="P1"><text:span text:style-name="T123">125</text:span><text:span text:style-name="T123"><text:tab/></text:span><text:span text:style-name="T123">프랑스어</text:span><text:span text:style-name="T123">(</text:span><text:span text:style-name="T123">모나코</text:span><text:span text:style-name="T123">)</text:span><text:span text:style-name="T123"><text:tab/></text:span></text:p>
            <text:p text:style-name="P1"><text:span text:style-name="T124">126</text:span><text:span text:style-name="T124"><text:tab/></text:span><text:span text:style-name="T124">프랑스어</text:span><text:span text:style-name="T124">(</text:span><text:span text:style-name="T124">벨기에</text:span><text:span text:style-name="T124">)</text:span><text:span text:style-name="T124"><text:tab/></text:span></text:p>
            <text:p text:style-name="P1"><text:span text:style-name="T125">127</text:span><text:span text:style-name="T125"><text:tab/></text:span><text:span text:style-name="T125">프랑스어</text:span><text:span text:style-name="T125">(</text:span><text:span text:style-name="T125">스위스</text:span><text:span text:style-name="T125">)</text:span><text:span text:style-name="T125"><text:tab/></text:span></text:p>
            <text:p text:style-name="P1"><text:span text:style-name="T126">128</text:span><text:span text:style-name="T126"><text:tab/></text:span><text:span text:style-name="T126">프랑스어</text:span><text:span text:style-name="T126">(</text:span><text:span text:style-name="T126">캐나다</text:span><text:span text:style-name="T126">)</text:span><text:span text:style-name="T126"><text:tab/></text:span></text:p>
            <text:p text:style-name="P1"><text:span text:style-name="T127">129</text:span><text:span text:style-name="T127"><text:tab/></text:span><text:span text:style-name="T127">프랑스어</text:span><text:span text:style-name="T127">(</text:span><text:span text:style-name="T127">프랑스</text:span><text:span text:style-name="T127">)</text:span><text:span text:style-name="T127"><text:tab/></text:span></text:p>
            <text:p text:style-name="P1"><text:span text:style-name="T128">130</text:span><text:span text:style-name="T128"><text:tab/></text:span><text:span text:style-name="T128">프리울리어</text:span><text:span text:style-name="T128"><text:tab/></text:span></text:p>
            <text:p text:style-name="P1"><text:span text:style-name="T129">131</text:span><text:span text:style-name="T129"><text:tab/></text:span><text:span text:style-name="T129">프리지아어</text:span><text:span text:style-name="T129"><text:tab/></text:span></text:p>
            <text:p text:style-name="P1"><text:span text:style-name="T130">132</text:span><text:span text:style-name="T130"><text:tab/></text:span><text:span text:style-name="T130">핀란드어</text:span><text:span text:style-name="T130"><text:tab/></text:span></text:p>
            <text:p text:style-name="P1"><text:span text:style-name="T131">133</text:span><text:span text:style-name="T131"><text:tab/></text:span><text:span text:style-name="T131">헝가리어</text:span><text:span text:style-name="T131"><text:tab/></text:span></text:p>
            <text:p text:style-name="P1"><text:span text:style-name="T1">1</text:span><text:span text:style-name="T1"><text:tab/></text:span><text:span text:style-name="T1">[</text:span><text:span text:style-name="T1">없음</text:span><text:span text:style-name="T1">]</text:span><text:span text:style-name="T1"><text:tab/></text:span></text:p>
            <text:p text:style-name="P1"><text:span text:style-name="T132">2</text:span><text:span text:style-name="T132"><text:tab/></text:span><text:span text:style-name="T132">일본어</text:span><text:span text:style-name="T132"><text:tab/></text:span></text:p>
            <text:p text:style-name="P1"><text:span text:style-name="T133">3</text:span><text:span text:style-name="T133"><text:tab/></text:span><text:span text:style-name="T133">중국어</text:span><text:span text:style-name="T133">(</text:span><text:span text:style-name="T133">간체</text:span><text:span text:style-name="T133">)</text:span><text:span text:style-name="T133"><text:tab/></text:span></text:p>
            <text:p text:style-name="P1"><text:span text:style-name="T134">4</text:span><text:span text:style-name="T134"><text:tab/></text:span><text:span text:style-name="T134">중국어</text:span><text:span text:style-name="T134">(</text:span><text:span text:style-name="T134">마카오</text:span><text:span text:style-name="T134">)</text:span><text:span text:style-name="T134"><text:tab/></text:span></text:p>
            <text:p text:style-name="P1"><text:span text:style-name="T135">5</text:span><text:span text:style-name="T135"><text:tab/></text:span><text:span text:style-name="T135">중국어</text:span><text:span text:style-name="T135">(</text:span><text:span text:style-name="T135">번체</text:span><text:span text:style-name="T135">)</text:span><text:span text:style-name="T135"><text:tab/></text:span></text:p>
            <text:p text:style-name="P1"><text:span text:style-name="T136">6</text:span><text:span text:style-name="T136"><text:tab/></text:span><text:span text:style-name="T136">중국어</text:span><text:span text:style-name="T136">(</text:span><text:span text:style-name="T136">싱가폴</text:span><text:span text:style-name="T136">)</text:span><text:span text:style-name="T136"><text:tab/></text:span></text:p>
            <text:p text:style-name="P1"><text:span text:style-name="T137">7</text:span><text:span text:style-name="T137"><text:tab/></text:span><text:span text:style-name="T137">중국어</text:span><text:span text:style-name="T137">(</text:span><text:span text:style-name="T137">홍콩</text:span><text:span text:style-name="T137">)</text:span><text:span text:style-name="T137"><text:tab/></text:span></text:p>
            <text:p text:style-name="P1"><text:span text:style-name="T1">8</text:span><text:span text:style-name="T1"><text:tab/></text:span><text:span text:style-name="T1">한국어</text:span><text:span text:style-name="T1">(</text:span><text:span text:style-name="T1">대한민국</text:span><text:span text:style-name="T1">)</text:span><text:span text:style-name="T1"><text:tab/></text:span></text:p>
            <text:p text:style-name="P1"><text:span text:style-name="T1">1</text:span><text:span text:style-name="T1"><text:tab/></text:span><text:span text:style-name="T1">[</text:span><text:span text:style-name="T1">없음</text:span><text:span text:style-name="T1">]</text:span><text:span text:style-name="T1"><text:tab/></text:span></text:p>
            <text:p text:style-name="P1"><text:span text:style-name="T138">2</text:span><text:span text:style-name="T138"><text:tab/></text:span><text:span text:style-name="T138">Arabic (</text:span><text:span text:style-name="T138">사우디아라비아</text:span><text:span text:style-name="T138">)</text:span><text:span text:style-name="T138"><text:tab/></text:span></text:p>
            <text:p text:style-name="P1"><text:span text:style-name="T139">3</text:span><text:span text:style-name="T139"><text:tab/></text:span><text:span text:style-name="T139">구자라트어</text:span><text:span text:style-name="T139"><text:tab/></text:span></text:p>
            <text:p text:style-name="P1"><text:span text:style-name="T140">4</text:span><text:span text:style-name="T140"><text:tab/></text:span><text:span text:style-name="T140">네팔어</text:span><text:span text:style-name="T140">(</text:span><text:span text:style-name="T140">네팔</text:span><text:span text:style-name="T140">)</text:span><text:span text:style-name="T140"><text:tab/></text:span></text:p>
            <text:p text:style-name="P1"><text:span text:style-name="T141">5</text:span><text:span text:style-name="T141"><text:tab/></text:span><text:span text:style-name="T141">네팔어</text:span><text:span text:style-name="T141">(</text:span><text:span text:style-name="T141">인도</text:span><text:span text:style-name="T141">)</text:span><text:span text:style-name="T141"><text:tab/></text:span></text:p>
            <text:p text:style-name="P1"><text:span text:style-name="T142">6</text:span><text:span text:style-name="T142"><text:tab/></text:span><text:span text:style-name="T142">라오스어</text:span><text:span text:style-name="T142"><text:tab/></text:span></text:p>
            <text:p text:style-name="P1"><text:span text:style-name="T143">7</text:span><text:span text:style-name="T143"><text:tab/></text:span><text:span text:style-name="T143">마니푸리어</text:span><text:span text:style-name="T143"><text:tab/></text:span></text:p>
            <text:p text:style-name="P1"><text:span text:style-name="T144">8</text:span><text:span text:style-name="T144"><text:tab/></text:span><text:span text:style-name="T144">마라티어</text:span><text:span text:style-name="T144"><text:tab/></text:span></text:p>
            <text:p text:style-name="P1"><text:span text:style-name="T145">9</text:span><text:span text:style-name="T145"><text:tab/></text:span><text:span text:style-name="T145">말라얄람어</text:span><text:span text:style-name="T145"><text:tab/></text:span></text:p>
            <text:p text:style-name="P1"><text:span text:style-name="T146">10</text:span><text:span text:style-name="T146"><text:tab/></text:span><text:span text:style-name="T146">베트남어</text:span><text:span text:style-name="T146"><text:tab/></text:span></text:p>
            <text:p text:style-name="P1"><text:span text:style-name="T147">11</text:span><text:span text:style-name="T147"><text:tab/></text:span><text:span text:style-name="T147">벵골어</text:span><text:span text:style-name="T147">(</text:span><text:span text:style-name="T147">방글라데시</text:span><text:span text:style-name="T147">)</text:span><text:span text:style-name="T147"><text:tab/></text:span></text:p>
            <text:p text:style-name="P1"><text:span text:style-name="T148">12</text:span><text:span text:style-name="T148"><text:tab/></text:span><text:span text:style-name="T148">벵골어</text:span><text:span text:style-name="T148">(</text:span><text:span text:style-name="T148">인도</text:span><text:span text:style-name="T148">)</text:span><text:span text:style-name="T148"><text:tab/></text:span></text:p>
            <text:p text:style-name="P1"><text:span text:style-name="T149">13</text:span><text:span text:style-name="T149"><text:tab/></text:span><text:span text:style-name="T149">산스크리트어</text:span><text:span text:style-name="T149"><text:tab/></text:span></text:p>
            <text:p text:style-name="P1"><text:span text:style-name="T150">14</text:span><text:span text:style-name="T150"><text:tab/></text:span><text:span text:style-name="T150">신디어</text:span><text:span text:style-name="T150"><text:tab/></text:span></text:p>
            <text:p text:style-name="P1"><text:span text:style-name="T151">15</text:span><text:span text:style-name="T151"><text:tab/></text:span><text:span text:style-name="T151">싱헐리즈어</text:span><text:span text:style-name="T151"><text:tab/></text:span></text:p>
            <text:p text:style-name="P1"><text:span text:style-name="T152">16</text:span><text:span text:style-name="T152"><text:tab/></text:span><text:span text:style-name="T152">아랍어</text:span><text:span text:style-name="T152">(</text:span><text:span text:style-name="T152">레바논</text:span><text:span text:style-name="T152">)</text:span><text:span text:style-name="T152"><text:tab/></text:span></text:p>
            <text:p text:style-name="P1"><text:span text:style-name="T153">17</text:span><text:span text:style-name="T153"><text:tab/></text:span><text:span text:style-name="T153">아랍어</text:span><text:span text:style-name="T153">(</text:span><text:span text:style-name="T153">리비아</text:span><text:span text:style-name="T153">)</text:span><text:span text:style-name="T153"><text:tab/></text:span></text:p>
            <text:p text:style-name="P1"><text:span text:style-name="T154">18</text:span><text:span text:style-name="T154"><text:tab/></text:span><text:span text:style-name="T154">아랍어</text:span><text:span text:style-name="T154">(</text:span><text:span text:style-name="T154">모로코</text:span><text:span text:style-name="T154">)</text:span><text:span text:style-name="T154"><text:tab/></text:span></text:p>
            <text:p text:style-name="P1"><text:span text:style-name="T155">19</text:span><text:span text:style-name="T155"><text:tab/></text:span><text:span text:style-name="T155">아랍어</text:span><text:span text:style-name="T155">(</text:span><text:span text:style-name="T155">바레인</text:span><text:span text:style-name="T155">)</text:span><text:span text:style-name="T155"><text:tab/></text:span></text:p>
            <text:p text:style-name="P1"><text:span text:style-name="T156">20</text:span><text:span text:style-name="T156"><text:tab/></text:span><text:span text:style-name="T156">아랍어</text:span><text:span text:style-name="T156">(</text:span><text:span text:style-name="T156">시리아</text:span><text:span text:style-name="T156">)</text:span><text:span text:style-name="T156"><text:tab/></text:span></text:p>
            <text:p text:style-name="P1"><text:span text:style-name="T157">21</text:span><text:span text:style-name="T157"><text:tab/></text:span><text:span text:style-name="T157">아랍어</text:span><text:span text:style-name="T157">(</text:span><text:span text:style-name="T157">아랍에미리트</text:span><text:span text:style-name="T157">)</text:span><text:span text:style-name="T157"><text:tab/></text:span></text:p>
            <text:p text:style-name="P1"><text:span text:style-name="T158">22</text:span><text:span text:style-name="T158"><text:tab/></text:span><text:span text:style-name="T158">아랍어</text:span><text:span text:style-name="T158">(</text:span><text:span text:style-name="T158">알제리</text:span><text:span text:style-name="T158">)</text:span><text:span text:style-name="T158"><text:tab/></text:span></text:p>
            <text:p text:style-name="P1"><text:span text:style-name="T159">23</text:span><text:span text:style-name="T159"><text:tab/></text:span><text:span text:style-name="T159">아랍어</text:span><text:span text:style-name="T159">(</text:span><text:span text:style-name="T159">예멘</text:span><text:span text:style-name="T159">)</text:span><text:span text:style-name="T159"><text:tab/></text:span></text:p>
            <text:p text:style-name="P1"><text:span text:style-name="T160">24</text:span><text:span text:style-name="T160"><text:tab/></text:span><text:span text:style-name="T160">아랍어</text:span><text:span text:style-name="T160">(</text:span><text:span text:style-name="T160">오만</text:span><text:span text:style-name="T160">)</text:span><text:span text:style-name="T160"><text:tab/></text:span></text:p>
            <text:p text:style-name="P1"><text:span text:style-name="T161">25</text:span><text:span text:style-name="T161"><text:tab/></text:span><text:span text:style-name="T161">아랍어</text:span><text:span text:style-name="T161">(</text:span><text:span text:style-name="T161">요르단</text:span><text:span text:style-name="T161">)</text:span><text:span text:style-name="T161"><text:tab/></text:span></text:p>
            <text:p text:style-name="P1"><text:span text:style-name="T162">26</text:span><text:span text:style-name="T162"><text:tab/></text:span><text:span text:style-name="T162">아랍어</text:span><text:span text:style-name="T162">(</text:span><text:span text:style-name="T162">이라크</text:span><text:span text:style-name="T162">)</text:span><text:span text:style-name="T162"><text:tab/></text:span></text:p>
            <text:p text:style-name="P1"><text:span text:style-name="T163">27</text:span><text:span text:style-name="T163"><text:tab/></text:span><text:span text:style-name="T163">아랍어</text:span><text:span text:style-name="T163">(</text:span><text:span text:style-name="T163">이집트</text:span><text:span text:style-name="T163">)</text:span><text:span text:style-name="T163"><text:tab/></text:span></text:p>
            <text:p text:style-name="P1"><text:span text:style-name="T164">28</text:span><text:span text:style-name="T164"><text:tab/></text:span><text:span text:style-name="T164">아랍어</text:span><text:span text:style-name="T164">(</text:span><text:span text:style-name="T164">카타르</text:span><text:span text:style-name="T164">)</text:span><text:span text:style-name="T164"><text:tab/></text:span></text:p>
            <text:p text:style-name="P1"><text:span text:style-name="T165">29</text:span><text:span text:style-name="T165"><text:tab/></text:span><text:span text:style-name="T165">아랍어</text:span><text:span text:style-name="T165">(</text:span><text:span text:style-name="T165">쿠웨이트</text:span><text:span text:style-name="T165">)</text:span><text:span text:style-name="T165"><text:tab/></text:span></text:p>
            <text:p text:style-name="P1"><text:span text:style-name="T166">30</text:span><text:span text:style-name="T166"><text:tab/></text:span><text:span text:style-name="T166">아랍어</text:span><text:span text:style-name="T166">(</text:span><text:span text:style-name="T166">튀니지</text:span><text:span text:style-name="T166">)</text:span><text:span text:style-name="T166"><text:tab/></text:span></text:p>
            <text:p text:style-name="P1"><text:span text:style-name="T167">31</text:span><text:span text:style-name="T167"><text:tab/></text:span><text:span text:style-name="T167">아삼어</text:span><text:span text:style-name="T167"><text:tab/></text:span></text:p>
            <text:p text:style-name="P1"><text:span text:style-name="T168">32</text:span><text:span text:style-name="T168"><text:tab/></text:span><text:span text:style-name="T168">오리야어</text:span><text:span text:style-name="T168"><text:tab/></text:span></text:p>
            <text:p text:style-name="P1"><text:span text:style-name="T169">33</text:span><text:span text:style-name="T169"><text:tab/></text:span><text:span text:style-name="T169">우르두어</text:span><text:span text:style-name="T169">(</text:span><text:span text:style-name="T169">인도</text:span><text:span text:style-name="T169">)</text:span><text:span text:style-name="T169"><text:tab/></text:span></text:p>
            <text:p text:style-name="P1"><text:span text:style-name="T170">34</text:span><text:span text:style-name="T170"><text:tab/></text:span><text:span text:style-name="T170">우르두어</text:span><text:span text:style-name="T170">(</text:span><text:span text:style-name="T170">파키스탄</text:span><text:span text:style-name="T170">)</text:span><text:span text:style-name="T170"><text:tab/></text:span></text:p>
            <text:p text:style-name="P1"><text:span text:style-name="T171">35</text:span><text:span text:style-name="T171"><text:tab/></text:span><text:span text:style-name="T171">종카어</text:span><text:span text:style-name="T171"><text:tab/></text:span></text:p>
            <text:p text:style-name="P1"><text:span text:style-name="T172">36</text:span><text:span text:style-name="T172"><text:tab/></text:span><text:span text:style-name="T172">카나다어</text:span><text:span text:style-name="T172"><text:tab/></text:span></text:p>
            <text:p text:style-name="P1"><text:span text:style-name="T173">37</text:span><text:span text:style-name="T173"><text:tab/></text:span><text:span text:style-name="T173">카슈미르어</text:span><text:span text:style-name="T173">(</text:span><text:span text:style-name="T173">인도</text:span><text:span text:style-name="T173">)</text:span><text:span text:style-name="T173"><text:tab/></text:span></text:p>
            <text:p text:style-name="P1"><text:span text:style-name="T174">38</text:span><text:span text:style-name="T174"><text:tab/></text:span><text:span text:style-name="T174">카슈미르어</text:span><text:span text:style-name="T174">(</text:span><text:span text:style-name="T174">카슈미르</text:span><text:span text:style-name="T174">)</text:span><text:span text:style-name="T174"><text:tab/></text:span></text:p>
            <text:p text:style-name="P1"><text:span text:style-name="T175">39</text:span><text:span text:style-name="T175"><text:tab/></text:span><text:span text:style-name="T175">쿠르드어</text:span><text:span text:style-name="T175">(</text:span><text:span text:style-name="T175">이라크</text:span><text:span text:style-name="T175">)</text:span><text:span text:style-name="T175"><text:tab/></text:span></text:p>
            <text:p text:style-name="P1"><text:span text:style-name="T176">40</text:span><text:span text:style-name="T176"><text:tab/></text:span><text:span text:style-name="T176">쿠르드어</text:span><text:span text:style-name="T176">(</text:span><text:span text:style-name="T176">이란</text:span><text:span text:style-name="T176">)</text:span><text:span text:style-name="T176"><text:tab/></text:span></text:p>
            <text:p text:style-name="P1"><text:span text:style-name="T177">41</text:span><text:span text:style-name="T177"><text:tab/></text:span><text:span text:style-name="T177">크메르어</text:span><text:span text:style-name="T177"><text:tab/></text:span></text:p>
            <text:p text:style-name="P1"><text:span text:style-name="T178">42</text:span><text:span text:style-name="T178"><text:tab/></text:span><text:span text:style-name="T178">타밀어</text:span><text:span text:style-name="T178"><text:tab/></text:span></text:p>
            <text:p text:style-name="P1"><text:span text:style-name="T179">43</text:span><text:span text:style-name="T179"><text:tab/></text:span><text:span text:style-name="T179">태국어</text:span><text:span text:style-name="T179"><text:tab/></text:span></text:p>
            <text:p text:style-name="P1"><text:span text:style-name="T180">44</text:span><text:span text:style-name="T180"><text:tab/></text:span><text:span text:style-name="T180">텔루구어</text:span><text:span text:style-name="T180"><text:tab/></text:span></text:p>
            <text:p text:style-name="P1"><text:span text:style-name="T181">45</text:span><text:span text:style-name="T181"><text:tab/></text:span><text:span text:style-name="T181">티베트어 </text:span><text:span text:style-name="T181">(</text:span><text:span text:style-name="T181">중국</text:span><text:span text:style-name="T181">)</text:span><text:span text:style-name="T181"><text:tab/></text:span></text:p>
            <text:p text:style-name="P1"><text:span text:style-name="T182">46</text:span><text:span text:style-name="T182"><text:tab/></text:span><text:span text:style-name="T182">펀잡어</text:span><text:span text:style-name="T182"><text:tab/></text:span></text:p>
            <text:p text:style-name="P1"><text:span text:style-name="T183">47</text:span><text:span text:style-name="T183"><text:tab/></text:span><text:span text:style-name="T183">페르시아어</text:span><text:span text:style-name="T183"><text:tab/></text:span></text:p>
            <text:p text:style-name="P1"><text:span text:style-name="T184">48</text:span><text:span text:style-name="T184"><text:tab/></text:span><text:span text:style-name="T184">히브리어</text:span><text:span text:style-name="T184"><text:tab/></text:span></text:p>
            <text:p text:style-name="P1"><text:span text:style-name="T185">49</text:span><text:span text:style-name="T185"><text:tab/></text:span><text:span text:style-name="T185">힌두어</text:span><text:span text:style-name="T185"><text:tab/></text:span></text:p>
            <text:p text:style-name="P1"><text:span text:style-name="T18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썬바탕" style:font-family-generic="roman" style:font-pitch="variable" fo:font-size="24pt" fo:language="en" fo:country="US" style:font-family-asian="썬바탕" style:font-family-generic-asian="system" style:font-pitch-asian="variable" style:font-size-asian="24pt" style:language-asian="ko" style:country-asian="KR" style:font-family-complex="Lucidasans" style:font-family-generic-complex="system" style:font-pitch-complex="variable" style:font-size-complex="24pt" style:language-complex="ko" style:country-complex="K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썬굴림" style:font-family-generic="roman" style:font-pitch="variable" fo:font-size="18pt" fo:font-style="normal" fo:text-shadow="none" style:text-underline-style="none" fo:font-weight="normal" style:font-family-asian="썬굴림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241$Build-9244</meta:generator>
    <meta:creation-date>2006-05-08T20:47:35</meta:creation-date>
    <dc:date>2008-01-03T15:22:39</dc:date>
    <meta:editing-cycles>2</meta:editing-cycles>
    <meta:editing-duration>PT5M5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